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7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ff66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(Interviewer role) must have at least one </text:span><text:span text:style-name="T3">InterviewerSkill</text:span></text:p>
            <text:p/>
            <text:p>2. Tag them to Job role</text:p>
            <text:p/>
            <text:p>3. DB table name <text:span text:style-name="T4">(interview_nominees_status_for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4">
            <text:p>Interviewer</text:p>
          </table:table-cell>
          <table:table-cell table:style-name="ce9" office:value-type="string" calcext:value-type="string">
            <text:p>Pending</text:p>
          </table:table-cell>
          <table:table-cell table:style-name="ce10" office:value-type="string" calcext:value-type="string">
            <text:p>No moment afterwards 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Confrim – 1</text:p>
          </table:table-cell>
          <table:table-cell table:style-name="ce10" office:value-type="string" calcext:value-type="string">
            <text:p>Accepted and waiting for Event manager decisio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9" office:value-type="string" calcext:value-type="string">
            <text:p>Decline – 0</text:p>
          </table:table-cell>
          <table:table-cell table:style-name="ce10" office:value-type="string" calcext:value-type="string">
            <text:p>Refused to participate</text:p>
          </table:table-cell>
          <table:table-cell table:number-columns-repeated="1021"/>
        </table:table-row>
        <table:table-row table:style-name="ro4">
          <table:covered-table-cell table:style-name="ce5"/>
          <table:table-cell table:style-name="ce9" office:value-type="string" calcext:value-type="string">
            <text:p>Withdrawn – 2</text:p>
          </table:table-cell>
          <table:table-cell table:style-name="ce10" office:value-type="string" calcext:value-type="string">
            <text:p> After some time withdraw his/her Confrimation request</text:p>
            <text:p/>
            <text:p>There are few conditions for withdrawn process</text:p>
            <text:p>1. Before manager decision</text:p>
            <text:p>2. After manager decision</text:p>
            <text:p>3. After sync interviewers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/>
          <table:table-cell table:style-name="ce10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1" table:number-rows-spanned="2">
            <text:p>EventManager</text:p>
          </table:table-cell>
          <table:table-cell table:style-name="ce9" office:value-type="string" calcext:value-type="string">
            <text:p>Approve – 1</text:p>
          </table:table-cell>
          <table:table-cell table:style-name="ce9" office:value-type="string" calcext:value-type="string">
            <text:p>Interviewer accepted and event manager approved to participate into event</text:p>
          </table:table-cell>
          <table:table-cell table:number-columns-repeated="1021"/>
        </table:table-row>
        <table:table-row table:style-name="ro5">
          <table:covered-table-cell table:style-name="ce7"/>
          <table:table-cell table:style-name="ce9" office:value-type="string" calcext:value-type="string">
            <text:p>Rejected – 0</text:p>
          </table:table-cell>
          <table:table-cell table:style-name="ce11" office:value-type="string" calcext:value-type="string">
            <text:p>Interviewer accepted and event manager rejected the nomination </text:p>
            <text:p/>
            <text:p><text:span text:style-name="T4">(Reason:: Eithere required nomination are filled or interviewe not availabel on required dates)</text:span>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7">00/00/0000</text:date>, <text:time style:data-style-name="N2" text:time-value="12:07:49.3136531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17T13:55:31.212618494</dc:date>
    <meta:editing-duration>PT21H44M5S</meta:editing-duration>
    <meta:editing-cycles>95</meta:editing-cycles>
    <meta:generator>LibreOffice/5.1.6.2$Linux_X86_64 LibreOffice_project/10m0$Build-2</meta:generator>
    <meta:document-statistic meta:table-count="1" meta:cell-count="18" meta:object-count="0"/>
  </office:meta>
</office:document-meta>
</file>